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serif" svg:font-family="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Arial1" fo:font-size="14pt" style:font-size-asian="14pt" style:font-size-complex="14pt"/>
    </style:style>
    <style:style style:name="P3" style:family="paragraph" style:parent-style-name="Standard">
      <style:paragraph-properties style:writing-mode="lr-tb"/>
      <style:text-properties style:font-name="Arial1" fo:font-size="14pt" officeooo:rsid="000fe5db" officeooo:paragraph-rsid="000fe5db" style:font-size-asian="14pt" style:font-size-complex="14pt"/>
    </style:style>
    <style:style style:name="P4" style:family="paragraph" style:parent-style-name="Standard">
      <style:paragraph-properties style:writing-mode="lr-tb"/>
      <style:text-properties style:font-name="Arial1" fo:font-size="14pt" officeooo:paragraph-rsid="000f7aaa" style:font-size-asian="14pt" style:font-size-complex="14pt"/>
    </style:style>
    <style:style style:name="P5" style:family="paragraph" style:parent-style-name="Standard">
      <style:paragraph-properties style:writing-mode="lr-tb"/>
      <style:text-properties style:font-name="Arial1" fo:font-size="14pt" officeooo:paragraph-rsid="0012eb88" style:font-size-asian="14pt" style:font-size-complex="14pt"/>
    </style:style>
    <style:style style:name="P6" style:family="paragraph" style:parent-style-name="Standard">
      <style:paragraph-properties style:writing-mode="lr-tb"/>
      <style:text-properties style:font-name="Arial1" fo:font-size="14pt" officeooo:paragraph-rsid="0014e63f" style:font-size-asian="14pt" style:font-size-complex="14pt"/>
    </style:style>
    <style:style style:name="P7" style:family="paragraph" style:parent-style-name="Standard">
      <style:paragraph-properties fo:text-align="center" style:justify-single-word="false" style:writing-mode="lr-tb"/>
      <style:text-properties fo:font-weight="bold" officeooo:rsid="000f7aaa" officeooo:paragraph-rsid="000f7aaa" style:font-weight-asian="bold" style:font-weight-complex="bold"/>
    </style:style>
    <style:style style:name="P8" style:family="paragraph" style:parent-style-name="Standard">
      <style:paragraph-properties style:writing-mode="lr-tb"/>
      <style:text-properties officeooo:paragraph-rsid="0011ca41"/>
    </style:style>
    <style:style style:name="P9" style:family="paragraph" style:parent-style-name="Standard">
      <style:paragraph-properties style:writing-mode="lr-tb"/>
      <style:text-properties officeooo:paragraph-rsid="0014e63f"/>
    </style:style>
    <style:style style:name="P10" style:family="paragraph" style:parent-style-name="Standard">
      <style:paragraph-properties style:writing-mode="lr-tb"/>
      <style:text-properties officeooo:rsid="00181f29" officeooo:paragraph-rsid="00181f29"/>
    </style:style>
    <style:style style:name="P11" style:family="paragraph" style:parent-style-name="Standard">
      <style:paragraph-properties style:writing-mode="lr-tb"/>
      <style:text-properties officeooo:rsid="0018ad4f" officeooo:paragraph-rsid="0018ad4f"/>
    </style:style>
    <style:style style:name="T1" style:family="text">
      <style:text-properties style:font-name="sans-serif" fo:font-size="11.3999996185303pt"/>
    </style:style>
    <style:style style:name="T2" style:family="text">
      <style:text-properties style:font-name="sans-serif" fo:font-size="11.3999996185303pt" officeooo:rsid="000d9d74"/>
    </style:style>
    <style:style style:name="T3" style:family="text">
      <style:text-properties officeooo:rsid="000d9d74"/>
    </style:style>
    <style:style style:name="T4" style:family="text">
      <style:text-properties fo:font-weight="bold" officeooo:rsid="000d9d74" style:font-weight-asian="bold" style:font-weight-complex="bold"/>
    </style:style>
    <style:style style:name="T5" style:family="text">
      <style:text-properties style:font-name="Arial1" fo:font-size="14pt" style:font-size-asian="14pt" style:font-size-complex="14pt"/>
    </style:style>
    <style:style style:name="T6" style:family="text">
      <style:text-properties style:font-name="Arial1" fo:font-size="14pt" officeooo:rsid="000f7aaa" style:font-size-asian="14pt" style:font-size-complex="14pt"/>
    </style:style>
    <style:style style:name="T7" style:family="text">
      <style:text-properties style:font-name="Arial1" fo:font-size="14pt" officeooo:rsid="0011ca41" style:font-size-asian="14pt" style:font-size-complex="14pt"/>
    </style:style>
    <style:style style:name="T8" style:family="text">
      <style:text-properties style:font-name="Arial1" fo:font-size="14pt" officeooo:rsid="0014ddd2" style:font-size-asian="14pt" style:font-size-complex="14pt"/>
    </style:style>
    <style:style style:name="T9" style:family="text">
      <style:text-properties style:font-name="Arial1" fo:font-size="14pt" officeooo:rsid="0018ad4f" style:font-size-asian="14pt" style:font-size-complex="14pt"/>
    </style:style>
    <style:style style:name="T10" style:family="text">
      <style:text-properties style:font-name="Arial1" fo:font-size="14pt" fo:font-weight="bold" officeooo:rsid="0014ddd2" style:font-size-asian="14pt" style:font-weight-asian="bold" style:font-size-complex="14pt" style:font-weight-complex="bold"/>
    </style:style>
    <style:style style:name="T11" style:family="text">
      <style:text-properties style:font-name="Arial1" fo:font-size="14pt" fo:font-weight="bold" officeooo:rsid="000f7aaa" style:font-size-asian="14pt" style:font-weight-asian="bold" style:font-size-complex="14pt" style:font-weight-complex="bold"/>
    </style:style>
    <style:style style:name="T12" style:family="text">
      <style:text-properties officeooo:rsid="0011ca41"/>
    </style:style>
    <style:style style:name="T13" style:family="text">
      <style:text-properties officeooo:rsid="0014e63f"/>
    </style:style>
    <style:style style:name="T14" style:family="text">
      <style:text-properties fo:font-weight="normal" officeooo:rsid="0014e63f" style:font-weight-asian="normal" style:font-weight-complex="normal"/>
    </style:style>
    <style:style style:name="T15" style:family="text">
      <style:text-properties fo:font-weight="normal" officeooo:rsid="0016c62c" style:font-weight-asian="normal" style:font-weight-complex="normal"/>
    </style:style>
    <style:style style:name="T16" style:family="text">
      <style:text-properties officeooo:rsid="0016c6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T</text:span><text:span text:style-name="T1">ESTES PARA TRABALHO SOBRE MÁQUINAS DE TURING</text:span></text:p>
      <text:p text:style-name="P7"><text:span text:style-name="T1">TEORIA DA COMPUTAÇÃO- 2021/1</text:span></text:p>
      <text:p text:style-name="P7"><text:span text:style-name="T1"/></text:p>
      <text:p text:style-name="P7"><text:span text:style-name="T1">PRIMEIRO DIA DE APRESENTAÇÕES: 14/02/2021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5"><text:span text:style-name="T4">Teste 1</text:span><text:span text:style-name="T3">: </text:span>M = ({q0, q1, q2, q3, q4}, <text:s/>{a, b}, <text:s/>{a, b, x, y, <text:span text:style-name="T3">B}, δ, q0, {q4 }) </text:span></text:p>
      <text:p text:style-name="P2"/>
      <text:p text:style-name="P2"><text:span text:style-name="T3">1- <text:s/></text:span>δ(q0, a) = (q1, x, R), <text:line-break/><text:span text:style-name="T3">2- <text:s/></text:span>δ(q<text:span text:style-name="T12">1</text:span>, a) = (q1, a, R), <text:line-break/><text:span text:style-name="T3">3- <text:s/></text:span>δ(q1, y) = (q1, y, R), <text:line-break/><text:span text:style-name="T3">4- <text:s/></text:span>δ(q1, b) = (q2, y, L), <text:s/></text:p>
      <text:p text:style-name="P2"><text:span text:style-name="T3">5- <text:s/></text:span>δ(q2, y) = (q2, y, L), <text:line-break/><text:span text:style-name="T3">6- <text:s/></text:span>δ(q2, a) = (q2, a, L), <text:line-break/><text:span text:style-name="T3">7- <text:s/></text:span>δ(q2, x) = (q0, x, R<text:span text:style-name="T3">), </text:span><text:s/></text:p>
      <text:p text:style-name="P2"><text:span text:style-name="T3">8- <text:s/></text:span>δ(q0, y) = (q3, y, R), <text:line-break/><text:span text:style-name="T3">9- <text:s/></text:span>δ(q3, y) = (q3, y, R), </text:p>
      <text:p text:style-name="P2"><text:span text:style-name="T3">10- </text:span>δ(q3, <text:span text:style-name="T3">B, R) =</text:span> δ(q<text:span text:style-name="T3">4</text:span>, <text:span text:style-name="T3">B, R)</text:span></text:p>
      <text:p text:style-name="P2"/>
      <text:p text:style-name="P3">Dizer qual linguagem ou problema a MT está tratando.</text:p>
      <text:p text:style-name="P2"/>
      <text:p text:style-name="P2"/>
      <text:p text:style-name="P8"><text:span text:style-name="T11">Teste 2</text:span><text:span text:style-name="T6">: </text:span><text:span text:style-name="T5">M = ({q0, q1, q2, q3, q4, q5}, <text:s/>{a, b, c}, <text:s/>{a, b, c, x, y, z, </text:span><text:span text:style-name="T7">B}, δ, q0, <text:s/>{q5})</text:span></text:p>
      <text:p text:style-name="P4"/>
      <text:p text:style-name="P4"><text:span text:style-name="T12">1- <text:s text:c="2"/></text:span>δ(q0, a) = (q1, x, R), <text:line-break/><text:span text:style-name="T12">2- <text:s text:c="2"/></text:span>δ(q1, a) = (q1, a, R), <text:line-break/><text:span text:style-name="T12">3- <text:s text:c="2"/></text:span>δ(q1, b) = (q2, y, R), <text:line-break/><text:span text:style-name="T12">4- <text:s text:c="2"/></text:span>δ(q2, b) = (q2, b, R), <text:line-break/><text:span text:style-name="T12">5- <text:s text:c="2"/></text:span>δ(q2, c) = (q3, z, L), <text:line-break/><text:span text:style-name="T12">6- <text:s text:c="2"/></text:span>δ(q3, b) = (q3, b, L), <text:line-break/><text:span text:style-name="T12">7- <text:s text:c="2"/></text:span>δ(q3, y) = (q3, y, L), <text:line-break/><text:span text:style-name="T12">8- <text:s text:c="2"/></text:span>δ(q3, a) = (q3, a, L), <text:line-break/><text:span text:style-name="T12">9- <text:s text:c="2"/></text:span>δ(q3, x) = (q0, x, R), <text:line-break/><text:span text:style-name="T12">10- <text:s/></text:span>δ(q1, y) = (q1, y, R), <text:line-break/><text:span text:style-name="T12">11- <text:s/></text:span>δ(q2, z) = (q2, z, R), <text:line-break/><text:span text:style-name="T12">12- <text:s/></text:span>δ(q3, z) = (q3, z, L), <text:line-break/><text:span text:style-name="T12">13- <text:s/></text:span>δ(q0, y) = (q4, y, R), <text:line-break/><text:span text:style-name="T12">14- <text:s/></text:span>δ(q4, y) = (q4, y, R), <text:line-break/><text:span text:style-name="T12">15- <text:s/></text:span>δ(q4, z) = (q4, z, R), <text:line-break/><text:span text:style-name="T12">16- <text:s/></text:span>δ(q4, <text:span text:style-name="T12">B) = </text:span>(q5, <text:span text:style-name="T12">B, R)</text:span></text:p>
      <text:p text:style-name="P4"/>
      <text:p text:style-name="P4"/>
      <text:p text:style-name="P4"/>
      <text:p text:style-name="P9"><text:soft-page-break/><text:span text:style-name="T10">Teste 3</text:span><text:span text:style-name="T8">: </text:span><text:span text:style-name="T5">M = ({q0, q1, q2, q3, q4, qf,qv, q&gt;=, q&lt; }, {1,0}, {1,0,x,y, </text:span><text:span text:style-name="T9">B</text:span><text:span text:style-name="T5">}, δ, q0, <text:s/>{ q&gt;=, q&lt; }) </text:span></text:p>
      <text:p text:style-name="P9"><text:span text:style-name="T5"/></text:p>
      <text:p text:style-name="P10"><text:span text:style-name="T5">Entrada: dois inteiros positivos x e y, onde cada inteiro é representado por uma cadeia de 1’s, cujo tamanho é o valor do inteiro. Por exemplo, 4 é representado por 1111.</text:span></text:p>
      <text:p text:style-name="P11"><text:span text:style-name="T5">Para indicar que há dois inteiros na fita, um 0 separa as duas sequências de 1’s.</text:span></text:p>
      <text:p text:style-name="P6"><text:line-break/><text:span text:style-name="T13">1- <text:s text:c="2"/></text:span>δ(q0, 1) = (q1, x, R),<text:line-break/><text:span text:style-name="T13">2- <text:s text:c="2"/></text:span>δ(q0, 0) = (q4, 0, R),<text:line-break/><text:span text:style-name="T13">3- <text:s text:c="2"/></text:span>δ(q1, 1) = (q1, 1, R),<text:line-break/><text:span text:style-name="T13">4- <text:s text:c="2"/></text:span>δ(q1, 0) = (q2, 0, R),<text:line-break/><text:span text:style-name="T13">5- <text:s text:c="2"/></text:span>δ(q2, 1) = (q3, y, L),<text:line-break/><text:span text:style-name="T13">6- <text:s text:c="2"/></text:span>δ(q2, y) = (q2, y, R),<text:line-break/><text:span text:style-name="T13">7- <text:s text:c="2"/></text:span>δ(q2, <text:span text:style-name="T13">B</text:span>) = (qv, <text:span text:style-name="T13">B</text:span>, L),<text:line-break/><text:span text:style-name="T13">8- <text:s text:c="2"/></text:span>δ(q3, y) = (q3, y, L),<text:line-break/><text:span text:style-name="T13">9- <text:s text:c="2"/></text:span>δ(q3, 0) = (q3, 0, L),<text:line-break/><text:span text:style-name="T13">10- </text:span>δ(q3, 1) = (q3, 1, L),<text:line-break/><text:span text:style-name="T16">11- <text:s/></text:span>δ(q3, x) = (q0, x, R),<text:line-break/><text:span text:style-name="T16">12- </text:span>δ(q4, y) = (q4, y, R),<text:line-break/><text:span text:style-name="T16">13- </text:span>δ(q4, 1) = (qf, 1, L),<text:line-break/><text:span text:style-name="T16">14- </text:span>δ(q<text:span text:style-name="T13">4, </text:span><text:span text:style-name="T14">B) = (qv, B, L),<text:line-break/></text:span><text:span text:style-name="T15">15- </text:span><text:span text:style-name="T14">δ(qf, 0) = (qf, 0, L),<text:line-break/></text:span><text:span text:style-name="T15">16- </text:span><text:span text:style-name="T14">δ(qf, y) = (qf, 1, L),<text:line-break/></text:span><text:span text:style-name="T15">17- </text:span><text:span text:style-name="T14">δ(qf, x) = (qf, 1, L),<text:line-break/></text:span><text:span text:style-name="T15">18- </text:span><text:span text:style-name="T14">δ(qf, B) = (q&lt;, B, R),<text:line-break/></text:span><text:span text:style-name="T15">19- </text:span><text:span text:style-name="T14">δ(qv, y) = (qv, 1, L),<text:line-break/></text:span><text:span text:style-name="T15">20- </text:span><text:span text:style-name="T14">δ(qv, x) = (qv, 1, L),<text:line-break/></text:span><text:span text:style-name="T15">21- </text:span><text:span text:style-name="T14">δ(qv, 0) = (qv, 0, L),<text:line-break/></text:span><text:span text:style-name="T15">22- </text:span><text:span text:style-name="T14">δ(qv, 1) = (qv, 1, L),<text:line-break/></text:span><text:span text:style-name="T15">23- </text:span><text:span text:style-name="T14">δ(qv, B) = (q&gt;=, B, R)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serif" svg:font-family="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0:01:26.364000000</meta:creation-date>
    <dc:date>2022-02-14T12:57:19.837000000</dc:date>
    <meta:editing-duration>PT1H14M31S</meta:editing-duration>
    <meta:editing-cycles>7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15" meta:word-count="481" meta:character-count="2051" meta:non-whitespace-character-count="1496"/>
  </office:meta>
</office:document-meta>
</file>